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d37" officeooo:paragraph-rsid="00107d37"/>
    </style:style>
    <style:style style:name="P2" style:family="paragraph" style:parent-style-name="Standard">
      <style:text-properties officeooo:rsid="001144a1" officeooo:paragraph-rsid="00114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lass A, </text:p>
      <text:p text:style-name="P1">class B</text:p>
      <text:p text:style-name="P1"/>
      <text:p text:style-name="P1">A a;</text:p>
      <text:p text:style-name="P1">B b;</text:p>
      <text:p text:style-name="P1"/>
      <text:p text:style-name="P1">a + b; </text:p>
      <text:p text:style-name="P1"/>
      <text:p text:style-name="P1">3 opetions to implement</text:p>
      <text:p text:style-name="P1">1. op+(const B&amp;)</text:p>
      <text:p text:style-name="P1">that means that we need to implement also </text:p>
      <text:p text:style-name="P1">op-, op*, op/ …. and so on</text:p>
      <text:p text:style-name="P1"/>
      <text:p text:style-name="P1">2. implement operA() <text:s/>in the B class</text:p>
      <text:p text:style-name="P1"/>
      <text:p text:style-name="P1">3. non explicit cctor A(const B&amp;) , trying to ctor an A type from b;</text:p>
      <text:p text:style-name="P1"/>
      <text:p text:style-name="P2">for templates</text:p>
      <text:p text:style-name="P2"/>
      <text:p text:style-name="P2">template &lt;class T&gt;</text:p>
      <text:p text:style-name="P2">class SP</text:p>
      <text:p text:style-name="P2">{</text:p>
      <text:p text:style-name="P2">public:</text:p>
      <text:p text:style-name="P2"><text:tab/>SP(const SP&amp; other_);</text:p>
      <text:p text:style-name="P2"><text:tab/></text:p>
      <text:p text:style-name="P2"><text:tab/>template&lt;class OTHER&gt;</text:p>
      <text:p text:style-name="P2"><text:tab/>SP(const SP&lt;OTHER&gt;&amp;) // non explicit Ctor, seems like a Cctor, but actually it is a Ctor</text:p>
      <text:p text:style-name="P2">}</text:p>
      <text:p text:style-name="P2"/>
      <text:p text:style-name="P2"/>
      <text:p text:style-name="P2">SP&lt;D&gt; b_ptr; <text:tab/>// derived class</text:p>
      <text:p text:style-name="P2">SP&lt;B&gt; a_ptr(b_ptr); <text:s/>// create a base class from a derived class, call the templated ctor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Header"><text:date style:data-style-name="N37" text:date-value="2016-04-21T09:19:51.231459891" text:fixed="true">04/21/16</text:date></text:p>
        <text:p text:style-name="Header"><text:time style:data-style-name="N43" text:time-value="2016-04-21T09:19:59.582162057" text:fixed="true">09:20:00 AM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09:12:13.879051877</meta:creation-date>
    <dc:date>2016-04-21T09:28:56.701875250</dc:date>
    <meta:editing-duration>PT8M3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09" meta:character-count="562" meta:non-whitespace-character-count="467"/>
  </office:meta>
</office:document-meta>
</file>